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2">
      <style:text-properties fo:font-weight="bold" style:font-weight-asian="bold" style:font-weight-complex="bold"/>
    </style:style>
    <style:style style:name="ce5" style:family="table-cell" style:parent-style-name="Default" style:data-style-name="N102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Height (m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5"/>
        </table:table-row>
        <table:table-row table:style-name="ro1">
          <table:table-cell table:formula="of:=(1-(PRICE*(1-READY))/4)*5" office:value-type="float" office:value="5" calcext:value-type="float">
            <text:p>5.00</text:p>
          </table:table-cell>
          <table:table-cell office:value-type="string" calcext:value-type="string">
            <text:p>Pololu QTR-1RC</text:p>
          </table:table-cell>
          <table:table-cell table:formula="of:=4.25/2" office:value-type="currency" office:currency="USD" office:value="2.125" calcext:value-type="currency">
            <text:p>$2.13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www.pololu.com/product/2459</text:p>
          </table:table-cell>
          <table:table-cell table:number-columns-repeated="1015"/>
        </table:table-row>
        <table:table-row table:style-name="ro1">
          <table:table-cell table:formula="of:=(1-(PRICE*(1-READY))/4)*5" office:value-type="float" office:value="3.75" calcext:value-type="float">
            <text:p>3.75</text:p>
          </table:table-cell>
          <table:table-cell office:value-type="string" calcext:value-type="string">
            <text:p>QRB1114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analo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parkfun.com/products/retired/8181</text:p>
          </table:table-cell>
          <table:table-cell table:number-columns-repeated="1015"/>
        </table:table-row>
        <table:table-row table:style-name="ro1">
          <table:table-cell table:formula="of:=(1-(PRICE*(1-READY))/4)*5" office:value-type="float" office:value="3.75" calcext:value-type="float">
            <text:p>3.75</text:p>
          </table:table-cell>
          <table:table-cell office:value-type="string" calcext:value-type="string">
            <text:p>QRD1114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analo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parkfun.com/products/246</text:p>
          </table:table-cell>
          <table:table-cell table:number-columns-repeated="1015"/>
        </table:table-row>
        <table:table-row table:style-name="ro1">
          <table:table-cell table:formula="of:=(1-(PRICE*(1-READY))/4)*5" office:value-type="float" office:value="5" calcext:value-type="float">
            <text:p>5.00</text:p>
          </table:table-cell>
          <table:table-cell office:value-type="string" calcext:value-type="string">
            <text:p>Pololu QTR-1A</text:p>
          </table:table-cell>
          <table:table-cell table:formula="of:=4.25/2" office:value-type="currency" office:currency="USD" office:value="2.125" calcext:value-type="currency">
            <text:p>$2.13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www.pololu.com/product/2458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CE" table:base-cell-address="$Sheet1.$C$1" table:cell-range-address="$Sheet1.$C$1:.$C$1048576"/>
        <table:named-range table:name="READY" table:base-cell-address="$Sheet1.$E$1" table:cell-range-address="$Sheet1.$E$1:.$E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8-24T10:25:18.193373528</meta:creation-date>
    <dc:date>2015-08-24T10:37:08.456741204</dc:date>
    <dc:creator>chris </dc:creator>
    <meta:editing-duration>P0D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